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ngRead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ErrorHandler( 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getFeature( String fe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DTDHandler( 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Property(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parse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JingReader( JingResolver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ingReader.parse(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ingRe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EntityResolver( org . xml . sax .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setFeature( String featur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ader.g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